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opacity="20%" draw:textarea-horizontal-align="justify" draw:textarea-vertical-align="middle" draw:auto-grow-height="false" fo:min-height="13.403cm" fo:min-width="16.327cm" loext:glow-radius="0.035cm" loext:glow-color="#b4c7dc"/>
    </style:style>
    <style:style style:name="gr2" style:family="graphic" style:parent-style-name="standard">
      <style:graphic-properties draw:stroke="dash" draw:stroke-dash="Double_20_Dash_20_Dot" svg:stroke-color="#81d41a" draw:fill-color="#afd095" draw:opacity="20%" draw:textarea-horizontal-align="justify" draw:textarea-vertical-align="middle" draw:auto-grow-height="false" fo:min-height="12.45cm" fo:min-width="14.74cm" loext:glow-radius="0.071cm" loext:glow-color="#afd095"/>
    </style:style>
    <style:style style:name="gr3" style:family="graphic" style:parent-style-name="standard">
      <style:graphic-properties draw:stroke="dash" draw:stroke-dash="Long_20_Dash_20_Dot" draw:fill-color="#ffe994" draw:opacity="20%" draw:textarea-horizontal-align="justify" draw:textarea-vertical-align="middle" draw:auto-grow-height="false" fo:min-height="9.91cm" fo:min-width="12.2cm" loext:glow-radius="0.071cm" loext:glow-color="#ffff00"/>
    </style:style>
    <style:style style:name="gr4" style:family="graphic" style:parent-style-name="standard">
      <style:graphic-properties draw:stroke="dash" draw:stroke-dash="Long_20_Dash_20_Dot" draw:fill-color="#ff6d6d" draw:opacity="20%" draw:textarea-horizontal-align="justify" draw:textarea-vertical-align="middle" draw:auto-grow-height="false" fo:min-height="4.83cm" fo:min-width="4.58cm" loext:glow-radius="0.071cm" loext:glow-color="#e16173"/>
    </style:style>
    <style:style style:name="gr5" style:family="graphic" style:parent-style-name="objectwithoutfill">
      <style:graphic-properties draw:stroke="dash" draw:stroke-dash="Long_20_Dot" draw:fill="none" draw:textarea-vertical-align="middle"/>
    </style:style>
    <style:style style:name="gr6" style:family="graphic" style:parent-style-name="objectwithoutfill">
      <style:graphic-properties svg:stroke-width="0.106cm" draw:marker-start-width="0.358cm" draw:marker-end="Arrowheads_20_3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3.403cm" fo:min-width="5.215cm"/>
    </style:style>
    <style:style style:name="gr9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loext:graphic-properties draw:fill-color="#dee6ef" draw:opacity="20%"/>
      <style:paragraph-properties fo:text-align="center"/>
    </style:style>
    <style:style style:name="P2" style:family="paragraph">
      <loext:graphic-properties draw:fill-color="#afd095" draw:opacity="20%"/>
      <style:paragraph-properties fo:text-align="center"/>
    </style:style>
    <style:style style:name="P3" style:family="paragraph">
      <loext:graphic-properties draw:fill-color="#ffe994" draw:opacity="20%"/>
      <style:paragraph-properties fo:text-align="center"/>
    </style:style>
    <style:style style:name="P4" style:family="paragraph">
      <loext:graphic-properties draw:fill-color="#ff6d6d" draw:opacity="2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style:font-name="Arial" fo:font-size="11pt" style:font-size-asian="11pt" style:font-size-complex="11pt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1pt" style:font-size-asian="11pt" style:font-size-complex="11pt"/>
    </style:style>
    <style:style style:name="P9" style:family="paragraph">
      <style:paragraph-properties fo:text-align="center"/>
      <style:text-properties style:font-name="Arial" fo:font-size="11pt" style:font-size-asian="13pt" style:font-size-complex="13pt"/>
    </style:style>
    <style:style style:name="P10" style:family="paragraph">
      <loext:graphic-properties draw:fill="none" draw:fill-color="#ffffff"/>
      <style:paragraph-properties fo:text-align="center"/>
      <style:text-properties style:font-name="Arial" fo:font-size="11pt" style:font-size-asian="13pt" style:font-size-complex="13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27cm" svg:height="13.653cm" svg:x="3.54cm" svg:y="5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24cm" svg:height="12.7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10.16cm" svg:x="3.54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5.08cm" svg:x="3.54cm" svg:y="13.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08cm" svg:y1="5.127cm" svg:x2="6.08cm" svg:y2="18.78cm">
          <text:p/>
        </draw:line>
        <draw:line draw:style-name="gr5" draw:text-style-name="P5" draw:layer="layout" svg:x1="8.62cm" svg:y1="5.128cm" svg:x2="8.62cm" svg:y2="18.781cm">
          <text:p/>
        </draw:line>
        <draw:line draw:style-name="gr5" draw:text-style-name="P5" draw:layer="layout" svg:x1="11.16cm" svg:y1="5.129cm" svg:x2="11.16cm" svg:y2="18.782cm">
          <text:p/>
        </draw:line>
        <draw:line draw:style-name="gr5" draw:text-style-name="P5" draw:layer="layout" svg:x1="13.7cm" svg:y1="5.13cm" svg:x2="13.7cm" svg:y2="18.783cm">
          <text:p/>
        </draw:line>
        <draw:line draw:style-name="gr5" draw:text-style-name="P5" draw:layer="layout" svg:x1="16.24cm" svg:y1="5.131cm" svg:x2="16.24cm" svg:y2="18.784cm">
          <text:p/>
        </draw:line>
        <draw:line draw:style-name="gr5" draw:text-style-name="P5" draw:layer="layout" svg:x1="18.78cm" svg:y1="5.132cm" svg:x2="18.78cm" svg:y2="18.785cm">
          <text:p/>
        </draw:line>
        <draw:line draw:style-name="gr5" draw:text-style-name="P5" draw:layer="layout" svg:x1="3.54cm" svg:y1="16.24cm" svg:x2="20.367cm" svg:y2="16.24cm">
          <text:p/>
        </draw:line>
        <draw:line draw:style-name="gr5" draw:text-style-name="P5" draw:layer="layout" svg:x1="3.54cm" svg:y1="13.7cm" svg:x2="20.367cm" svg:y2="13.7cm">
          <text:p/>
        </draw:line>
        <draw:line draw:style-name="gr5" draw:text-style-name="P5" draw:layer="layout" svg:x1="3.54cm" svg:y1="11.16cm" svg:x2="20.367cm" svg:y2="11.16cm">
          <text:p/>
        </draw:line>
        <draw:line draw:style-name="gr5" draw:text-style-name="P5" draw:layer="layout" svg:x1="3.54cm" svg:y1="8.62cm" svg:x2="20.367cm" svg:y2="8.62cm">
          <text:p/>
        </draw:line>
        <draw:line draw:style-name="gr5" draw:text-style-name="P5" draw:layer="layout" svg:x1="3.54cm" svg:y1="6.08cm" svg:x2="20.367cm" svg:y2="6.08cm">
          <text:p/>
        </draw:line>
        <draw:line draw:style-name="gr6" draw:text-style-name="P5" draw:layer="layout" svg:x1="3.54cm" svg:y1="18.755cm" svg:x2="20.685cm" svg:y2="18.78cm">
          <text:p/>
        </draw:line>
        <draw:line draw:style-name="gr7" draw:text-style-name="P5" draw:layer="layout" svg:x1="3.54cm" svg:y1="18.78cm" svg:x2="3.54cm" svg:y2="4.81cm">
          <text:p/>
        </draw:line>
        <draw:custom-shape draw:style-name="gr8" draw:text-style-name="P6" draw:layer="layout" svg:width="5.715cm" svg:height="13.653cm" svg:x="21.002cm" svg:y="5.12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54cm" svg:height="1.115cm" draw:transform="rotate (0.785398163397448) translate (3.343cm 20.09cm)">
          <draw:text-box>
            <text:p text:style-name="P7"><text:span text:style-name="T1">EYE BLEACH</text:span></text:p>
          </draw:text-box>
        </draw:frame>
        <draw:frame draw:style-name="gr9" draw:text-style-name="P10" draw:layer="layout" svg:width="2.54cm" svg:height="1.115cm" draw:transform="rotate (0.785398163397448) translate (6.143cm 20.29cm)">
          <draw:text-box>
            <text:p text:style-name="P9"><text:span text:style-name="T2">REQUIRES A BAG</text:span></text:p>
          </draw:text-box>
        </draw:frame>
        <draw:frame draw:style-name="gr9" draw:text-style-name="P10" draw:layer="layout" svg:width="2.54cm" svg:height="1.115cm" draw:transform="rotate (0.785398163397448) translate (8.544cm 20.09cm)">
          <draw:text-box>
            <text:p text:style-name="P9"><text:span text:style-name="T2">BELOW</text:span></text:p>
            <text:p text:style-name="P9"><text:span text:style-name="T2">AVERAGE</text:span></text:p>
          </draw:text-box>
        </draw:frame>
        <draw:frame draw:style-name="gr9" draw:text-style-name="P10" draw:layer="layout" svg:width="2.54cm" svg:height="0.683cm" draw:transform="rotate (0.785398163397448) translate (11.245cm 20.29cm)">
          <draw:text-box>
            <text:p text:style-name="P9"><text:span text:style-name="T2">AVERAGE</text:span></text:p>
          </draw:text-box>
        </draw:frame>
        <draw:frame draw:style-name="gr9" draw:text-style-name="P10" draw:layer="layout" svg:width="2.54cm" svg:height="1.115cm" draw:transform="rotate (0.785398163397448) translate (13.545cm 20.09cm)">
          <draw:text-box>
            <text:p text:style-name="P9"><text:span text:style-name="T2">ABOVE</text:span></text:p>
            <text:p text:style-name="P9"><text:span text:style-name="T2">AVERAGE</text:span></text:p>
          </draw:text-box>
        </draw:frame>
        <draw:frame draw:style-name="gr9" draw:text-style-name="P10" draw:layer="layout" svg:width="2.54cm" svg:height="0.683cm" draw:transform="rotate (0.785398163397448) translate (16.346cm 20.29cm)">
          <draw:text-box>
            <text:p text:style-name="P9"><text:span text:style-name="T2">HOT</text:span></text:p>
          </draw:text-box>
        </draw:frame>
        <draw:frame draw:style-name="gr9" draw:text-style-name="P10" draw:layer="layout" svg:width="2.54cm" svg:height="0.683cm" draw:transform="rotate (0.785398163397448) translate (18.447cm 20.39cm)">
          <draw:text-box>
            <text:p text:style-name="P9"><text:span text:style-name="T2">SEXBOMB</text:span></text:p>
          </draw:text-box>
        </draw:frame>
        <draw:frame draw:style-name="gr10" draw:text-style-name="P8" draw:layer="layout" svg:width="2.858cm" svg:height="1.588cm" svg:x="0.782cm" svg:y="16.957cm">
          <draw:text-box>
            <text:p text:style-name="P7"><text:span text:style-name="T1">BLACK</text:span></text:p>
            <text:p text:style-name="P7"><text:span text:style-name="T1">HOLE</text:span></text:p>
          </draw:text-box>
        </draw:frame>
        <draw:frame draw:style-name="gr10" draw:text-style-name="P8" draw:layer="layout" svg:width="2.858cm" svg:height="1.588cm" svg:x="0.782cm" svg:y="14.657cm">
          <draw:text-box>
            <text:p text:style-name="P7"><text:span text:style-name="T1">SPECIAL</text:span></text:p>
          </draw:text-box>
        </draw:frame>
        <draw:frame draw:style-name="gr10" draw:text-style-name="P8" draw:layer="layout" svg:width="2.858cm" svg:height="1.588cm" svg:x="0.782cm" svg:y="12.057cm">
          <draw:text-box>
            <text:p text:style-name="P7"><text:span text:style-name="T1">AVERAGE</text:span></text:p>
          </draw:text-box>
        </draw:frame>
        <draw:frame draw:style-name="gr10" draw:text-style-name="P8" draw:layer="layout" svg:width="2.858cm" svg:height="1.588cm" svg:x="0.782cm" svg:y="9.557cm">
          <draw:text-box>
            <text:p text:style-name="P7"><text:span text:style-name="T1">SMART</text:span></text:p>
          </draw:text-box>
        </draw:frame>
        <draw:frame draw:style-name="gr10" draw:text-style-name="P8" draw:layer="layout" svg:width="2.858cm" svg:height="1.588cm" svg:x="0.782cm" svg:y="7.057cm">
          <draw:text-box>
            <text:p text:style-name="P7"><text:span text:style-name="T1">GENIUS</text:span></text:p>
          </draw:text-box>
        </draw:frame>
        <draw:frame draw:style-name="gr10" draw:text-style-name="P8" draw:layer="layout" svg:width="2.858cm" svg:height="1.588cm" svg:x="0.782cm" svg:y="5.257cm">
          <draw:text-box>
            <text:p text:style-name="P7"><text:span text:style-name="T1">EINSTEI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_20_Dot" draw:display-name="Double Dash Dot" draw:style="rect" draw:dots1="1" draw:dots1-length="1100%" draw:dots2="1" draw:dots2-length="100%" draw:distance="500%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6T16:11:44.931000000</meta:creation-date>
    <dc:date>2020-12-06T17:02:26.576000000</dc:date>
    <meta:editing-duration>PT9S</meta:editing-duration>
    <meta:editing-cycles>1</meta:editing-cycles>
    <meta:document-statistic meta:object-count="31"/>
    <meta:generator>LibreOffice/7.0.0.3$Windows_X86_64 LibreOffice_project/8061b3e9204bef6b321a21033174034a5e2ea88e</meta:generator>
  </office:meta>
</office:document-meta>
</file>